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3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4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T1" style:family="text">
      <style:text-properties officeooo:rsid="0012b86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Enquête utilisateurs : Comprendre les perspectives sur le harcèlement scolaire</text:span></text:p>
      <text:p text:style-name="Horizontal_20_Line"/>
      <text:h text:style-name="Heading_20_3" text:outline-level="3"><text:span text:style-name="Strong_20_Emphasis">Introduction</text:span></text:h>
      <text:p text:style-name="Text_20_body">Bonjour,<text:line-break/>Je m'appelle <text:span text:style-name="T1">Sephora N’guettia ,</text:span> et je travaille sur un projet visant à mieux comprendre et combattre le harcèlement scolaire chez les adolescents. Votre participation à cette enquête m'aidera à recueillir des données importantes pour concevoir des solutions efficaces.<text:line-break/>Merci de prendre 5 à 7 minutes pour répondre à ce formulaire. Vos réponses resteront anonymes et confidentielles.</text:p>
      <text:h text:style-name="Heading_20_3" text:outline-level="3"><text:span text:style-name="Strong_20_Emphasis">Objectifs et hypothèses</text:span></text:h>
      <text:p text:style-name="Text_20_body"><text:span text:style-name="Strong_20_Emphasis">Objectif :</text:span> Collecter des données quantitatives sur les perceptions, les expériences et les attentes des adolescents et des adultes concernant le harcèlement scolaire et ses solutions potentielles.</text:p>
      <text:p text:style-name="Text_20_body"><text:span text:style-name="Strong_20_Emphasis">Hypothèses :</text:span></text:p>
      <text:list xml:id="list2462080456" text:style-name="L1">
        <text:list-item>
          <text:p text:style-name="P1">Une proportion significative des adolescents considère le cyberharcèlement comme la forme la plus préoccupante de harcèlement.</text:p>
        </text:list-item>
        <text:list-item>
          <text:p text:style-name="P1">Les interventions présentielles (ateliers, discussions) sont perçues comme plus efficaces que les campagnes digitales seules.</text:p>
        </text:list-item>
        <text:list-item>
          <text:p text:style-name="P1">La majorité des étudiants ne sait pas comment signaler une situation de harcèlement.</text:p>
        </text:list-item>
      </text:list>
      <text:h text:style-name="Heading_20_3" text:outline-level="3"><text:span text:style-name="Strong_20_Emphasis">Thèmes et questions</text:span></text:h>
      <text:h text:style-name="Heading_20_4" text:outline-level="4"><text:span text:style-name="Strong_20_Emphasis">1. Démographie</text:span></text:h>
      <text:list xml:id="list4189069465" text:style-name="L2">
        <text:list-item>
          <text:p text:style-name="P2">Quel est votre âge ?</text:p>
          <text:list>
            <text:list-item>
              <text:p text:style-name="P3"/>
            </text:list-item>
          </text:list>
        </text:list-item>
        <text:list-item>
          <text:p text:style-name="P2">Quelle est votre localisation ?</text:p>
          <text:list>
            <text:list-item>
              <text:p text:style-name="P3"/>
            </text:list-item>
          </text:list>
        </text:list-item>
        <text:list-item>
          <text:p text:style-name="P2">Quel est votre statut ?</text:p>
          <text:list>
            <text:list-item>
              <text:p text:style-name="P2"/>
            </text:list-item>
          </text:list>
        </text:list-item>
      </text:list>
      <text:h text:style-name="Heading_20_4" text:outline-level="4"><text:span text:style-name="Strong_20_Emphasis">2. Expériences et perceptions</text:span></text:h>
      <text:list xml:id="list257735960" text:style-name="L3">
        <text:list-item>
          <text:p text:style-name="P4">Avez-vous déjà été témoin ou victime de harcèlement scolaire ?</text:p>
          <text:list>
            <text:list-item>
              <text:p text:style-name="P5"/>
            </text:list-item>
          </text:list>
        </text:list-item>
        <text:list-item>
          <text:p text:style-name="P4">Selon vous, quelle forme de harcèlement est la plus prévalente ?</text:p>
          <text:list>
            <text:list-item>
              <text:p text:style-name="P4"/>
            </text:list-item>
          </text:list>
        </text:list-item>
      </text:list>
      <text:h text:style-name="Heading_20_4" text:outline-level="4"><text:span text:style-name="Strong_20_Emphasis">3. Solutions et sensibilisation</text:span></text:h>
      <text:list xml:id="list2287306532" text:style-name="L4">
        <text:list-item>
          <text:p text:style-name="P6">Quels outils pensez-vous être les plus efficaces pour lutter contre le harcèlement ? (Plusieurs choix possibles)</text:p>
          <text:list>
            <text:list-item>
              <text:p text:style-name="P7"><text:soft-page-break/></text:p>
            </text:list-item>
          </text:list>
        </text:list-item>
        <text:list-item>
          <text:p text:style-name="P6">Avez-vous déjà participé à une campagne ou un programme de sensibilisation contre le harcèlement ?</text:p>
          <text:list>
            <text:list-item>
              <text:p text:style-name="P6"/>
            </text:list-item>
          </text:list>
        </text:list-item>
      </text:list>
      <text:h text:style-name="Heading_20_4" text:outline-level="4"><text:span text:style-name="Strong_20_Emphasis">4. Attentes</text:span></text:h>
      <text:list xml:id="list3073991005" text:style-name="L5">
        <text:list-item>
          <text:p text:style-name="P8">Quelles qualités attendez-vous des interventions contre le harcèlement ?</text:p>
          <text:list>
            <text:list-item>
              <text:p text:style-name="P8"/>
            </text:list-item>
          </text:list>
        </text:list-item>
      </text:list>
      <text:h text:style-name="Heading_20_4" text:outline-level="4"><text:span text:style-name="Strong_20_Emphasis">5. Disponibilité pour entretien</text:span></text:h>
      <text:list xml:id="list3241739508" text:style-name="L6">
        <text:list-item>
          <text:p text:style-name="P9">Seriez-vous disponible pour un entretien anonyme afin de partager plus d’informations ?</text:p>
          <text:list>
            <text:list-item>
              <text:p text:style-name="P9"/>
            </text:list-item>
          </text:list>
        </text:list-item>
      </text:list>
      <text:h text:style-name="Heading_20_3" text:outline-level="3"><text:span text:style-name="Strong_20_Emphasis">Conclusion</text:span></text:h>
      <text:p text:style-name="Text_20_body">Merci beaucoup pour votre participation à cette enquête. Vos réponses sont précieuses pour comprendre les besoins et attentes des utilisateurs face au harcèlement scolaire.<text:line-break/>Si possible, partagez ce formulaire avec trois personnes autour de vous.<text:line-break/>Pour toute question ou clarification, vous pouvez me contacter à : <text:span text:style-name="T1">nguettiasephora02@gmail,com</text:span>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10:59:49.003540713</meta:creation-date>
    <dc:date>2024-12-19T11:01:41.262240904</dc:date>
    <meta:editing-duration>PT1M52S</meta:editing-duration>
    <meta:editing-cycles>1</meta:editing-cycles>
    <meta:document-statistic meta:table-count="0" meta:image-count="0" meta:object-count="0" meta:page-count="2" meta:paragraph-count="35" meta:word-count="321" meta:character-count="2136" meta:non-whitespace-character-count="1862"/>
    <meta:generator>LibreOffice/7.3.7.2$Linux_X86_64 LibreOffice_project/30$Build-2</meta:generator>
  </office:meta>
</office:document-meta>
</file>